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151cm"/>
      <style:paragraph-properties style:writing-mode="lr-tb"/>
    </style:style>
    <style:style style:name="pr8" style:family="presentation" style:parent-style-name="Default-title">
      <style:graphic-properties fo:min-height="2.84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32pt" style:font-size-complex="32pt"/>
    </style:style>
    <style:style style:name="P9" style:family="paragraph">
      <style:paragraph-properties style:writing-mode="lr-tb"/>
      <style:text-properties fo:font-size="10pt" style:font-size-asian="28pt" style:font-size-complex="28pt"/>
    </style:style>
    <style:style style:name="P10" style:family="paragraph">
      <style:paragraph-properties fo:margin-top="0.2cm" fo:margin-bottom="0cm"/>
    </style:style>
    <style:style style:name="P11" style:family="paragraph">
      <style:paragraph-properties style:writing-mode="lr-tb"/>
      <style:text-properties fo:font-size="10pt" style:font-size-asian="24pt" style:font-size-complex="24pt"/>
    </style:style>
    <style:style style:name="P12" style:family="paragraph">
      <style:paragraph-properties style:writing-mode="lr-tb"/>
      <style:text-properties fo:font-size="40pt"/>
    </style:style>
    <style:style style:name="P13" style:family="paragraph">
      <style:paragraph-properties style:writing-mode="lr-tb"/>
      <style:text-properties fo:font-size="36pt"/>
    </style:style>
    <style:style style:name="P14" style:family="paragraph">
      <style:paragraph-properties style:writing-mode="lr-tb"/>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rivate static class NewThread extends Thread {</text:span></text:p>
                    <text:list>
                      <text:list-item>
                        <text:p><text:span text:style-name="T1">@override </text:span></text:p>
                      </text:list-item>
                      <text:list-item>
                        <text:p><text:span text:style-name="T1">public void run() { System.out.println(“Hello from “ + this.currentThread().getName(); }</text:span></text:p>
                      </text:list-item>
                      <text:list-item>
                        <text:p><text:span text:style-name="T1">pu0blic static void main ( String args[]) { Thread thread -= new NewThread(); } <text:s/>}</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ting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 </text:p>
          </draw:text-box>
        </draw:frame>
        <draw:frame presentation:style-name="pr5" draw:text-style-name="P1"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Thread Executor Service</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to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1"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Joining Threads</text:p>
          </draw:text-box>
        </draw:frame>
        <draw:frame presentation:style-name="pr5" draw:text-style-name="P1"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Latency</text:p>
          </draw:text-box>
        </draw:frame>
        <draw:frame presentation:style-name="pr5" draw:text-style-name="P1"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032cm" svg:height="11.809cm" svg:x="1.4cm" svg:y="3.685cm" presentation:class="outline" presentation:user-transformed="true">
          <draw:text-box>
            <text:list text:style-name="L2">
              <text:list-item>
                <text:p>/**</text:p>
              </text:list-item>
              <text:list-item>
                <text:p><text:s/>* Optimizing for Throughput Part 2 - HTTP server + Jmeter</text:p>
              </text:list-item>
              <text:list-item>
                <text:p><text:s/>* https://www.udemy.com/java-multithreading-concurrency-performance-optimization</text:p>
              </text:list-item>
              <text:list-item>
                <text:p><text:s/>*/</text:p>
              </text:list-item>
              <text:list-item>
                <text:p>public class ThroughputHttpServer {</text:p>
              </text:list-item>
              <text:list-item>
                <text:p><text:s text:c="4"/>private static final String INPUT_FILE = "./resources/war_and_peace.txt";</text:p>
              </text:list-item>
              <text:list-item>
                <text:p><text:s text:c="4"/>private static final int NUMBER_OF_THREADS = 8;</text:p>
              </text:list-item>
              <text:list-item>
                <text:p/>
              </text:list-item>
              <text:list-item>
                <text:p><text:s text:c="4"/>public static void main(String[] args) throws IOException {</text:p>
              </text:list-item>
              <text:list-item>
                <text:p><text:s text:c="8"/>String text = new String(Files.readAllBytes(Paths.get(INPUT_FILE)));</text:p>
              </text:list-item>
              <text:list-item>
                <text:p><text:s text:c="8"/>startServer(text);</text:p>
              </text:list-item>
              <text:list-item>
                <text:p><text:s text:c="4"/>}</text:p>
              </text:list-item>
              <text:list-item>
                <text:p/>
              </text:list-item>
              <text:list-item>
                <text:p><text:s text:c="4"/>public static void startServer(String text) throws IOException {</text:p>
              </text:list-item>
              <text:list-item>
                <text:p><text:s text:c="8"/>HttpServer server = HttpServer.create(new InetSocketAddress(8000), 0);</text:p>
              </text:list-item>
              <text:list-item>
                <text:p><text:s text:c="8"/>server.createContext("/search", new WordCountHandler(text));</text:p>
              </text:list-item>
              <text:list-item>
                <text:p><text:s text:c="8"/>Executor executor = Executors.newFixedThreadPool(NUMBER_OF_THREADS);</text:p>
              </text:list-item>
              <text:list-item>
                <text:p><text:s text:c="8"/>server.setExecutor(executor);</text:p>
              </text:list-item>
              <text:list-item>
                <text:p><text:s text:c="8"/>server.start();</text:p>
              </text:list-item>
              <text:list-item>
                <text:p><text:s text:c="4"/>}</text:p>
              </text:list-item>
              <text:list-item>
                <text:p/>
              </text:list-item>
              <text:list-item>
                <text:p><text:s text:c="4"/>private static class WordCountHandler implements HttpHandler {</text:p>
              </text:list-item>
              <text:list-item>
                <text:p><text:s text:c="8"/>private String text;</text:p>
              </text:list-item>
              <text:list-item>
                <text:p/>
              </text:list-item>
              <text:list-item>
                <text:p><text:s text:c="8"/>public WordCountHandler(String text) {</text:p>
              </text:list-item>
              <text:list-item>
                <text:p><text:s text:c="12"/>this.text = text;</text:p>
              </text:list-item>
              <text:list-item>
                <text:p><text:s text:c="8"/>}</text:p>
              </text:list-item>
              <text:list-item>
                <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Optimizing for throughput Example</text:p>
          </draw:text-box>
        </draw:frame>
        <draw:frame presentation:style-name="pr5" draw:text-style-name="P1"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oci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ritical Section and Synchronization</text:p>
          </draw:text-box>
        </draw:frame>
        <draw:frame presentation:style-name="pr5" draw:text-style-name="P1"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s Overview</text:p>
          </draw:text-box>
        </draw:frame>
        <draw:frame presentation:style-name="pr5" draw:text-style-name="P1"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Locking Strategies and Deadlocks</text:p>
          </draw:text-box>
        </draw:frame>
        <draw:frame presentation:style-name="pr5" draw:text-style-name="P1"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 – The same thread can enter the lock multiple times such as calling a fucnction </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ei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n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text-style-name="P1"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maphore – Scalable producer/consumer implmentatio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p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1"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7" draw:text-style-name="P1"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8" draw:text-style-name="P1"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text-style-name="P1" draw:layer="layout" svg:width="26.286cm" svg:height="11.809cm" svg:x="1.4cm" svg:y="3.685cm" presentation:class="outline" presentation:user-transformed="true">
          <draw:text-box>
            <text:list text:style-name="L2">
              <text:list-item>
                <text:p text:style-name="P4"><text:span text:style-name="T2">boolean compareAndSet(V expetedValue, V newVla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r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8" draw:text-style-name="P1"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Futures and Callable &amp;Iterators</text:p>
          </draw:text-box>
        </draw:frame>
        <draw:frame presentation:style-name="pr5" draw:text-style-name="P1"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6-18T00:24:25.104661047</meta:creation-date>
    <dc:date>2023-09-05T21:13:25.796823846</dc:date>
    <meta:editing-duration>P6DT14H30M9S</meta:editing-duration>
    <meta:editing-cycles>74</meta:editing-cycles>
    <meta:generator>LibreOffice/6.3.4.2$MacOSX_X86_64 LibreOffice_project/60da17e045e08f1793c57c00ba83cdfce946d0aa</meta:generator>
    <meta:document-statistic meta:object-count="290"/>
  </office:meta>
</office:document-meta>
</file>